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reason a purpose of each file/directory contained under the tnvme directory.</text:p>
      <text:p text:style-name="Standard"/>
      <text:list xml:id="list1823714181" text:style-name="L1">
        <text:list-item>
          <text:p text:style-name="P1">DIRECTORIES</text:p>
          <text:list>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for all revisions of the NVME spec.</text:p>
                </text:list-item>
              </text:list>
            </text:list-item>
            <text:list-item>
              <text:p text:style-name="P1">Singletons</text:p>
              <text:list>
                <text:list-item>
                  <text:p text:style-name="P1">This directory contains the logic for all the tnvme framework's singleton design pattern objects.</text:p>
                </text:list-item>
              </text:list>
            </text:list-item>
            <text:list-item>
              <text:p text:style-name="P1">doc</text:p>
              <text:list>
                <text:list-item>
                  <text:p text:style-name="P1">This is where all documentation will reside.</text:p>
                </text:list-item>
                <text:list-item>
                  <text:p text:style-name="P1">SUBDIRS</text:p>
                  <text:list>
                    <text:list-item>
                      <text:p text:style-name="P1">html</text:p>
                      <text:list>
                        <text:list-item>
                          <text:p text:style-name="P1">This is where the doxygen created source code documentation resides.</text:p>
                        </text:list-item>
                        <text:list-item>
                          <text:p text:style-name="P1">Type: “firefox ./doc/html/index.html” to view</text:p>
                        </text:list-item>
                      </text:list>
                    </text:list-item>
                  </text:list>
                </text:list-item>
              </text:list>
            </text:list-item>
            <text:list-item>
              <text:p text:style-name="P1">Queues</text:p>
              <text:list>
                <text:list-item>
                  <text:p text:style-name="P1">Contains objects related to CQ and SQ management and/or creation.</text:p>
                </text:list-item>
              </text:list>
            </text:list-item>
            <text:list-item>
              <text:p text:style-name="P1">Cmds</text:p>
              <text:list>
                <text:list-item>
                  <text:p text:style-name="P1">Contains objects related to all commands for any queue type.</text:p>
                </text:list-item>
              </text:list>
            </text:list-item>
          </text:list>
        </text:list-item>
        <text:list-item>
          <text:p text:style-name="P1">FILES</text:p>
          <text:list>
            <text:list-item>
              <text:p text:style-name="P1">build.sh</text:p>
              <text:list>
                <text:list-item>
                  <text:p text:style-name="P1">A shell script to support the creation of RPM's, both source and binaries.</text:p>
                </text:list-item>
                <text:list-item>
                  <text:p text:style-name="P1">See the Makefile target called “rpm”</text:p>
                </text:list-item>
              </text:list>
            </text:list-item>
            <text:list-item>
              <text:p text:style-name="P1">configure</text:p>
              <text:list>
                <text:list-item>
                  <text:p text:style-name="P1">A shell script to support the configuration of the source into binary form.</text:p>
                </text:list-item>
                <text:list-item>
                  <text:p text:style-name="P1">Mostly introduced to support the creation of RPM's</text:p>
                </text:list-item>
              </text:list>
            </text:list-item>
            <text:list-item>
              <text:p text:style-name="P1">doxygen.conf</text:p>
              <text:list>
                <text:list-item>
                  <text:p text:style-name="P1">Control file to allow doxygen to create the source code documentation found at ./doc/html</text:p>
                </text:list-item>
              </text:list>
            </text:list-item>
            <text:list-item>
              <text:p text:style-name="P1">globals.*</text:p>
              <text:list>
                <text:list-item>
                  <text:p text:style-name="P1">Files to create/define all global variables/objects/singletons</text:p>
                </text:list-item>
              </text:list>
            </text:list-item>
            <text:list-item>
              <text:p text:style-name="P1">group.cpp/h</text:p>
              <text:list>
                <text:list-item>
                  <text:p text:style-name="P1">Base class for all groups which encompass the tnvme test suite</text:p>
                </text:list-item>
              </text:list>
            </text:list-item>
            <text:list-item>
              <text:p text:style-name="P1">Makefile</text:p>
              <text:list>
                <text:list-item>
                  <text:p text:style-name="P1">All Makefiles are to drive the building of the tnvme test suite</text:p>
                </text:list-item>
              </text:list>
            </text:list-item>
            <text:list-item>
              <text:p text:style-name="P1">regDefs.h</text:p>
              <text:list>
                <text:list-item>
                  <text:p text:style-name="P1">This file contains the definitions to communicate with the PCI and NVME controller register spaces for revisions of the NVME spec.</text:p>
                </text:list-item>
              </text:list>
            </text:list-item>
            <text:list-item>
              <text:p text:style-name="P1">runqemu.sh</text:p>
              <text:list>
                <text:list-item>
                  <text:p text:style-name="P1">This helper script launches the tnvme test suites when running within the QEMU virtualized environment. QEMU does not support all features that real hardware can/will support, thus some tests must be skipped, and if forgotten this will cause QEMU to lock/freeze which can be annoying. </text:p>
                </text:list-item>
              </text:list>
            </text:list-item>
            <text:list-item>
              <text:p text:style-name="P1">skip*.cfg</text:p>
              <text:list>
                <text:list-item>
                  <text:p text:style-name="P1">Skip test file when using the “tnvme –skiptest” cmd line option.</text:p>
                </text:list-item>
              </text:list>
            </text:list-item>
            <text:list-item>
              <text:p text:style-name="P1">test.cpp/h</text:p>
              <text:list>
                <text:list-item>
                  <text:p text:style-name="P1">Base class logic for all tests contained with the tnvme test suite.</text:p>
                </text:list-item>
              </text:list>
            </text:list-item>
            <text:list-item>
              <text:p text:style-name="P1"><text:soft-page-break/>testDescribe.*</text:p>
              <text:list>
                <text:list-item>
                  <text:p text:style-name="P1">Class logic to generically describe all tests classes. The framework will use this interface to report the capabilities of the tnvme test suite when using the following cmd line options.</text:p>
                  <text:list>
                    <text:list-item>
                      <text:p text:style-name="P1">--summary</text:p>
                    </text:list-item>
                    <text:list-item>
                      <text:p text:style-name="P1">--detail</text:p>
                    </text:list-item>
                  </text:list>
                </text:list-item>
              </text:list>
            </text:list-item>
            <text:list-item>
              <text:p text:style-name="P1">tnvme</text:p>
              <text:list>
                <text:list-item>
                  <text:p text:style-name="P1">The resulting binary encompassing the tnvme test suite</text:p>
                </text:list-item>
              </text:list>
            </text:list-item>
            <text:list-item>
              <text:p text:style-name="P1">tnvme.cpp/h</text:p>
              <text:list>
                <text:list-item>
                  <text:p text:style-name="P1">The main, entry point, logic for the tnvme test suite.</text:p>
                </text:list-item>
              </text:list>
            </text:list-item>
            <text:list-item>
              <text:p text:style-name="P1">tnvmeHelpers.*</text:p>
              <text:list>
                <text:list-item>
                  <text:p text:style-name="P1">Logic to help support the tnmve test suite interface.</text:p>
                </text:list-item>
              </text:list>
            </text:list-item>
            <text:list-item>
              <text:p text:style-name="P1">tnvme.out</text:p>
              <text:list>
                <text:list-item>
                  <text:p text:style-name="P1">When understanding that all tnvme logging is reported to stderr, and using the output redirection like what is found within runqemu.sh one can create an output file to save a test case run's output.</text:p>
                </text:list-item>
              </text:list>
            </text:list-item>
            <text:list-item>
              <text:p text:style-name="P1">tnnvme.spec</text:p>
              <text:list>
                <text:list-item>
                  <text:p text:style-name="P1">Specification file used to support RPM creation, see Makefile target “rpm”</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into the tnvme binaray.</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13:31</meta:creation-date>
    <meta:generator>LibreOffice/3.3$Unix LibreOffice_project/330m19$Build-202</meta:generator>
    <dc:date>2011-10-18T09:09:52</dc:date>
    <meta:editing-duration>PT35M47S</meta:editing-duration>
    <meta:editing-cycles>11</meta:editing-cycles>
    <meta:document-statistic meta:table-count="0" meta:image-count="0" meta:object-count="0" meta:page-count="2" meta:paragraph-count="55" meta:word-count="518" meta:character-count="3045"/>
  </office:meta>
</office:document-meta>
</file>